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4c" draw:opacity="90%" draw:textarea-horizontal-align="justify" draw:textarea-vertical-align="middle" draw:auto-grow-height="false" fo:wrap-option="wrap" draw:shadow-opacity="90%"/>
    </style:style>
    <style:style style:name="gr2" style:family="graphic" style:parent-style-name="standard">
      <style:graphic-properties svg:stroke-color="#e6e64c" draw:fill="solid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9cm" fo:min-width="0cm"/>
    </style:style>
    <style:style style:name="gr5" style:family="graphic" style:parent-style-name="standard">
      <style:graphic-properties svg:stroke-color="#cfe7f5"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svg:stroke-color="#ff9966"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8cm" fo:min-width="0cm"/>
    </style:style>
    <style:style style:name="gr8" style:family="graphic" style:parent-style-name="standard">
      <style:graphic-properties svg:stroke-color="#000000" draw:fill="solid" draw:fill-color="#cfe7f5" draw:textarea-horizontal-align="justify" draw:textarea-vertical-align="middle" draw:auto-grow-height="false" fo:wrap-option="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ff9966" draw:textarea-horizontal-align="justify" draw:textarea-vertical-align="middle" draw:auto-grow-height="false" fo:wrap-option="wrap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24cm" svg:x="2.27cm" svg:y="1.07cm">
          <text:p text:style-name="P1"><text:span text:style-name="T1">vstupné údaje vo formáte las/laz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902.2719076812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0.58cm" svg:x="2.3cm" svg:y="27.6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61cm" svg:height="0.729cm" svg:x="3.532cm" svg:y="27.617cm">
          <draw:text-box>
            <text:p text:style-name="P3"><text:span text:style-name="T2"><text:s/></text:span><text:span text:style-name="T2">QGIS(plugin LASTOOLS)</text:span></text:p>
          </draw:text-box>
        </draw:frame>
        <draw:frame draw:style-name="gr4" draw:text-style-name="P4" draw:layer="layout" svg:width="3.071cm" svg:height="0.806cm" svg:x="11.132cm" svg:y="27.557cm">
          <draw:text-box>
            <text:p><text:span text:style-name="T1"><text:s/></text:span><text:span text:style-name="T2">PostgreSQL</text:span></text:p>
          </draw:text-box>
        </draw:frame>
        <draw:custom-shape draw:style-name="gr5" draw:text-style-name="P2" draw:layer="layout" svg:width="1.27cm" svg:height="0.64cm" svg:x="9.9cm" svg:y="27.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64cm" svg:x="15.7cm" svg:y="27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004cm" svg:height="0.729cm" svg:x="16.833cm" svg:y="27.558cm">
          <draw:text-box>
            <text:p text:style-name="P3"><text:span text:style-name="T2"><text:s/></text:span><text:span text:style-name="T2">QSLIM</text:span></text:p>
          </draw:text-box>
        </draw:frame>
        <draw:custom-shape draw:style-name="gr8" draw:text-style-name="P1" draw:layer="layout" svg:width="16.466cm" svg:height="1.27cm" svg:x="2.24cm" svg:y="2.9cm">
          <text:p text:style-name="P1"><text:span text:style-name="T1">selekcia odrazu z reliéfu (len kategória 2)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0.489cm" svg:y1="21.225cm" svg:x2="10.515cm" svg:y2="21.857cm">
          <text:p/>
        </draw:line>
        <draw:custom-shape draw:style-name="gr1" draw:text-style-name="P1" draw:layer="layout" svg:width="16.637cm" svg:height="1.24cm" svg:x="2.27cm" svg:y="23.871cm">
          <text:p text:style-name="P1"><text:span text:style-name="T1">optimalizovaná TIN pre prácu s pg3angle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902.2719076812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6.637cm" svg:height="1.24cm" svg:x="2.27cm" svg:y="14.372cm">
          <text:p text:style-name="P1"><text:span text:style-name="T1">TIN uložená v súbore vo formáte SMF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902.2719076812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6.637cm" svg:height="1.24cm" svg:x="2.27cm" svg:y="18.173cm">
          <text:p text:style-name="P5"><text:span text:style-name="T3">optimalizovaná TIN uložená v súbore vo formáte SMF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902.2719076812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6.466cm" svg:height="1.27cm" svg:x="2.24cm" svg:y="4.8cm">
          <text:p text:style-name="P1"><text:span text:style-name="T1">orezanie záujmového územia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6.466cm" svg:height="1.27cm" svg:x="2.24cm" svg:y="6.7cm">
          <text:p text:style-name="P5"><text:span text:style-name="T3">konverzia údajov do textového súboru vo formáte xyz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466cm" svg:height="1.27cm" svg:x="2.24cm" svg:y="8.6cm">
          <text:p text:style-name="P1"><text:span text:style-name="T1">import bodov do databázy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466cm" svg:height="1.27cm" svg:x="2.24cm" svg:y="10.5cm">
          <text:p text:style-name="P1"><text:span text:style-name="T1">Delaunayova triangulácia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466cm" svg:height="1.27cm" svg:x="2.24cm" svg:y="12.4cm">
          <text:p text:style-name="P1"><text:span text:style-name="T1">úprava do formátu SMF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466cm" svg:height="1.27cm" svg:x="2.24cm" svg:y="16.2cm">
          <text:p text:style-name="P1"><text:span text:style-name="T1">optimalizácia TIN pomocou aplikácie QSLIM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466cm" svg:height="1.27cm" svg:x="2.24cm" svg:y="20cm">
          <text:p text:style-name="P1"><text:span text:style-name="T1">import TIN do databázy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466cm" svg:height="1.27cm" svg:x="2.24cm" svg:y="21.9cm">
          <text:p text:style-name="P1"><text:span text:style-name="T1">úprava TIN do údajového modelu pg3angles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0.484cm" svg:y1="19.425cm" svg:x2="10.51cm" svg:y2="20.057cm">
          <text:p/>
        </draw:line>
        <draw:line draw:style-name="gr9" draw:text-style-name="P2" draw:layer="layout" svg:x1="10.479cm" svg:y1="17.525cm" svg:x2="10.505cm" svg:y2="18.157cm">
          <text:p/>
        </draw:line>
        <draw:line draw:style-name="gr9" draw:text-style-name="P2" draw:layer="layout" svg:x1="10.474cm" svg:y1="15.625cm" svg:x2="10.5cm" svg:y2="16.257cm">
          <text:p/>
        </draw:line>
        <draw:line draw:style-name="gr9" draw:text-style-name="P2" draw:layer="layout" svg:x1="10.469cm" svg:y1="13.725cm" svg:x2="10.495cm" svg:y2="14.357cm">
          <text:p/>
        </draw:line>
        <draw:line draw:style-name="gr9" draw:text-style-name="P2" draw:layer="layout" svg:x1="10.448cm" svg:y1="11.793cm" svg:x2="10.474cm" svg:y2="12.425cm">
          <text:p/>
        </draw:line>
        <draw:line draw:style-name="gr9" draw:text-style-name="P2" draw:layer="layout" svg:x1="10.454cm" svg:y1="9.825cm" svg:x2="10.48cm" svg:y2="10.457cm">
          <text:p/>
        </draw:line>
        <draw:line draw:style-name="gr9" draw:text-style-name="P2" draw:layer="layout" svg:x1="10.449cm" svg:y1="7.925cm" svg:x2="10.475cm" svg:y2="8.557cm">
          <text:p/>
        </draw:line>
        <draw:line draw:style-name="gr9" draw:text-style-name="P2" draw:layer="layout" svg:x1="10.444cm" svg:y1="6.025cm" svg:x2="10.47cm" svg:y2="6.657cm">
          <text:p/>
        </draw:line>
        <draw:line draw:style-name="gr9" draw:text-style-name="P2" draw:layer="layout" svg:x1="10.439cm" svg:y1="4.125cm" svg:x2="10.465cm" svg:y2="4.757cm">
          <text:p/>
        </draw:line>
        <draw:line draw:style-name="gr9" draw:text-style-name="P2" draw:layer="layout" svg:x1="10.434cm" svg:y1="2.325cm" svg:x2="10.46cm" svg:y2="2.957cm">
          <text:p/>
        </draw:line>
        <draw:line draw:style-name="gr9" draw:text-style-name="P2" draw:layer="layout" svg:x1="10.484cm" svg:y1="23.225cm" svg:x2="10.51cm" svg:y2="23.8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08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5T14:52:16.578678602</meta:creation-date>
    <dc:date>2016-04-03T21:11:34.918996941</dc:date>
    <meta:editing-duration>PT2H14M6S</meta:editing-duration>
    <meta:editing-cycles>7</meta:editing-cycles>
    <meta:generator>LibreOffice/4.2.8.2$Linux_X86_64 LibreOffice_project/420m0$Build-2</meta:generator>
    <meta:document-statistic meta:object-count="31"/>
  </office:meta>
</office:document-meta>
</file>